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7fd3" officeooo:paragraph-rsid="00067fd3"/>
    </style:style>
    <style:style style:name="P2" style:family="paragraph" style:parent-style-name="Standard">
      <style:text-properties officeooo:rsid="000814c5" officeooo:paragraph-rsid="000814c5"/>
    </style:style>
    <style:style style:name="P3" style:family="paragraph" style:parent-style-name="Standard">
      <style:text-properties officeooo:rsid="000b1817" officeooo:paragraph-rsid="000b1817"/>
    </style:style>
    <style:style style:name="P4" style:family="paragraph" style:parent-style-name="Standard">
      <style:text-properties officeooo:rsid="00067fd3" officeooo:paragraph-rsid="00067fd3"/>
    </style:style>
    <style:style style:name="P5" style:family="paragraph" style:parent-style-name="Standard">
      <style:text-properties officeooo:rsid="000fc5d8" officeooo:paragraph-rsid="000fc5d8"/>
    </style:style>
    <style:style style:name="P6" style:family="paragraph" style:parent-style-name="Standard">
      <style:text-properties officeooo:rsid="0011c3ea" officeooo:paragraph-rsid="0011c3ea"/>
    </style:style>
    <style:style style:name="P7" style:family="paragraph" style:parent-style-name="Standard">
      <style:text-properties officeooo:rsid="000b1817" officeooo:paragraph-rsid="000b1817"/>
    </style:style>
    <style:style style:name="P8" style:family="paragraph" style:parent-style-name="Standard">
      <style:text-properties officeooo:rsid="0012498c" officeooo:paragraph-rsid="0012498c"/>
    </style:style>
    <style:style style:name="P9" style:family="paragraph" style:parent-style-name="Standard">
      <style:text-properties officeooo:rsid="00156f85" officeooo:paragraph-rsid="00156f85"/>
    </style:style>
    <style:style style:name="P10" style:family="paragraph" style:parent-style-name="Standard">
      <style:text-properties officeooo:rsid="0015ab05" officeooo:paragraph-rsid="0015ab05"/>
    </style:style>
    <style:style style:name="P11" style:family="paragraph" style:parent-style-name="Standard">
      <style:text-properties officeooo:rsid="00179009" officeooo:paragraph-rsid="00179009"/>
    </style:style>
    <style:style style:name="P12" style:family="paragraph" style:parent-style-name="Standard">
      <style:text-properties officeooo:rsid="00186114" officeooo:paragraph-rsid="00186114"/>
    </style:style>
    <style:style style:name="P13" style:family="paragraph" style:parent-style-name="Standard">
      <style:text-properties officeooo:rsid="001d15e5" officeooo:paragraph-rsid="001d15e5"/>
    </style:style>
    <style:style style:name="P14" style:family="paragraph" style:parent-style-name="Standard">
      <style:text-properties officeooo:rsid="0021ed86" officeooo:paragraph-rsid="0021ed86"/>
    </style:style>
    <style:style style:name="P15" style:family="paragraph" style:parent-style-name="Standard">
      <style:text-properties officeooo:rsid="0023ea55" officeooo:paragraph-rsid="0023ea55"/>
    </style:style>
    <style:style style:name="P16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9311d"/>
    </style:style>
    <style:style style:name="T3" style:family="text">
      <style:text-properties style:text-underline-style="solid" style:text-underline-width="auto" style:text-underline-color="font-color" officeooo:rsid="000ca615"/>
    </style:style>
    <style:style style:name="T4" style:family="text">
      <style:text-properties style:text-underline-style="solid" style:text-underline-width="auto" style:text-underline-color="font-color" officeooo:rsid="0011c3ea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814c5"/>
    </style:style>
    <style:style style:name="T7" style:family="text">
      <style:text-properties style:text-underline-style="none" officeooo:rsid="0009311d"/>
    </style:style>
    <style:style style:name="T8" style:family="text">
      <style:text-properties style:text-underline-style="none" officeooo:rsid="0011c3ea"/>
    </style:style>
    <style:style style:name="T9" style:family="text">
      <style:text-properties style:text-underline-style="none" officeooo:rsid="00186114"/>
    </style:style>
    <style:style style:name="T10" style:family="text">
      <style:text-properties style:text-underline-style="none" officeooo:rsid="001bf2d9"/>
    </style:style>
    <style:style style:name="T11" style:family="text">
      <style:text-properties style:text-underline-style="none" officeooo:rsid="00205276"/>
    </style:style>
    <style:style style:name="T12" style:family="text">
      <style:text-properties style:text-underline-style="none" officeooo:rsid="002565f5"/>
    </style:style>
    <style:style style:name="T13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4" style:family="text">
      <style:text-properties style:text-line-through-style="none" style:text-line-through-type="none" style:text-underline-style="none"/>
    </style:style>
    <style:style style:name="T15" style:family="text">
      <style:text-properties style:text-underline-style="solid" style:text-underline-type="double" style:text-underline-width="auto" style:text-underline-color="font-color"/>
    </style:style>
    <style:style style:name="T16" style:family="text">
      <style:text-properties style:text-underline-style="solid" style:text-underline-type="double" style:text-underline-width="auto" style:text-underline-color="font-color" officeooo:rsid="00127a15"/>
    </style:style>
    <style:style style:name="T17" style:family="text">
      <style:text-properties style:text-underline-style="solid" style:text-underline-type="double" style:text-underline-width="auto" style:text-underline-color="font-color" officeooo:rsid="002565f5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MES_RECEIVERS(<text:span text:style-name="T13">mID,</text:span><text:span text:style-name="T14">receivers</text:span>)</text:p>
      <text:p text:style-name="P5"><draw:line text:anchor-type="paragraph" draw:z-index="0" draw:name="Shape1" draw:style-name="gr1" draw:text-style-name="P16" svg:x1="1.0756in" svg:y1="0.1673in" svg:x2="1.0654in" svg:y2="0.6362in"><text:p/></draw:line>MESSAGES(<text:span text:style-name="T5">sent by(FK</text:span><text:span text:style-name="T1">),</text:span><text:span text:style-name="T8">title,</text:span><text:span text:style-name="T4">mID</text:span>)</text:p>
      <text:p text:style-name="P1"/>
      <text:p text:style-name="P1"/>
      <text:p text:style-name="P1"><draw:line text:anchor-type="paragraph" draw:z-index="1" draw:name="Shape2" draw:style-name="gr1" draw:text-style-name="P16" svg:x1="3.4197in" svg:y1="0.6508in" svg:x2="1.1799in" svg:y2="0.1819in"><text:p/></draw:line>EMPLOYEE(<text:span text:style-name="T1">username</text:span><text:span text:style-name="T5">,</text:span><text:span text:style-name="T1">CompID</text:span><text:span text:style-name="T3">(FK)</text:span><text:span text:style-name="T5">,</text:span><text:span text:style-name="T6">e-mail,Image,Job title,Password,</text:span><text:span text:style-name="T11">Fname,Mname,Lname</text:span>)</text:p>
      <text:p text:style-name="P1"/>
      <text:p text:style-name="P1"/>
      <text:p text:style-name="P8">COMPANY(<text:span text:style-name="T1">CompID,</text:span><text:span text:style-name="T5">Name,Description,</text:span><text:span text:style-name="T15">Administ</text:span><text:span text:style-name="T16">rat</text:span><text:span text:style-name="T15">orUserName</text:span>)</text:p>
      <text:p text:style-name="P2">EMP_NOTIFICATIONS(<text:span text:style-name="T2">username,</text:span><text:span text:style-name="T7">notifications</text:span>)</text:p>
      <text:p text:style-name="P3">EMP_QUALIFICATIONS(<text:span text:style-name="T1">username,</text:span><text:span text:style-name="T5">qualifications</text:span>)</text:p>
      <text:p text:style-name="P3"/>
      <text:p text:style-name="P9">PROJECT(<text:span text:style-name="T15">PID,</text:span><text:span text:style-name="T5">description,title,votenum,creation_date,</text:span><text:span text:style-name="T9">state</text:span>)</text:p>
      <text:p text:style-name="P12">PROJECT_TAG(<text:span text:style-name="T15">PID,</text:span><text:span text:style-name="T10">tag</text:span>)</text:p>
      <text:p text:style-name="P13">PROJECT_MEET(<text:span text:style-name="T15">PID,</text:span><text:span text:style-name="T5">meeting</text:span><text:span text:style-name="T5">dates</text:span>)</text:p>
      <text:p text:style-name="P10">WORK_EMP_PRO(<text:span text:style-name="T15">Username,PID</text:span>)</text:p>
      <text:p text:style-name="P11">VOTE_EMP_PRO(<text:span text:style-name="T15">Username,PID</text:span>)</text:p>
      <text:p text:style-name="P12">MAN_EMP_PRO(<text:span text:style-name="T15">Username,PID</text:span>)</text:p>
      <text:p text:style-name="P14"><draw:line text:anchor-type="paragraph" draw:z-index="2" draw:name="Shape3" draw:style-name="gr1" draw:text-style-name="P16" svg:x1="0.6071in" svg:y1="0.1591in" svg:x2="2.2114in" svg:y2="0.3673in"><text:p/></draw:line><draw:line text:anchor-type="paragraph" draw:z-index="3" draw:name="Shape4" draw:style-name="gr1" draw:text-style-name="P16" svg:x1="0.6071in" svg:y1="0.1591in" svg:x2="1.6799in" svg:y2="0.3673in"><text:p/></draw:line>TASK(<text:span text:style-name="T15">TID</text:span><text:span text:style-name="T5">,deadline,description,performanceCriteria,Username</text:span><text:span text:style-name="T15">(</text:span><text:span text:style-name="T5">FK),PID(FK)</text:span>)</text:p>
      <text:p text:style-name="P14"/>
      <text:p text:style-name="P14">PREREQU_TASK(<text:span text:style-name="T15">TID(FK),PRETID(FK)</text:span>)</text:p>
      <text:p text:style-name="P15">COMMENT(<text:span text:style-name="T17">CID</text:span><text:span text:style-name="T12">,contact,date,Username(FK),PID(FK)</text:span>)</text:p>
      <text:p text:style-name="P14"/>
      <text:p text:style-name="P12"/>
      <text:p text:style-name="P12"/>
      <text:p text:style-name="P8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7:01:07.526135794</meta:creation-date>
    <dc:date>2017-10-15T17:58:30.485012763</dc:date>
    <meta:editing-duration>PT55M41S</meta:editing-duration>
    <meta:editing-cycles>29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7" meta:character-count="610" meta:non-whitespace-character-count="608"/>
  </office:meta>
</office:document-meta>
</file>